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left" draw:textarea-vertical-align="top" draw:auto-grow-height="false" fo:min-height="5.465cm" fo:min-width="9.533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8.263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8.263cm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8.898cm"/>
    </style:style>
    <style:style style:name="gr8" style:family="graphic" style:parent-style-name="standard">
      <style:graphic-properties draw:stroke="none" svg:stroke-color="#000000" draw:fill="none" draw:fill-color="#ffffff" fo:min-height="1.255cm"/>
    </style:style>
    <style:style style:name="P1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2" style:family="paragraph">
      <loext:graphic-properties draw:fill-color="#99ccff"/>
      <style:paragraph-properties fo:text-align="center"/>
      <style:text-properties style:font-name="Times New Roman" fo:font-size="18pt" style:font-size-asian="18pt" style:font-size-complex="18pt"/>
    </style:style>
    <style:style style:name="P3" style:family="paragraph">
      <style:text-properties style:font-name="Times New Roman"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Times New Roman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Times New Roman" fo:font-size="16pt" style:font-size-asian="16pt" style:font-size-complex="16pt"/>
    </style:style>
    <style:style style:name="P7" style:family="paragraph">
      <loext:graphic-properties draw:fill="none" draw:fill-color="#ffffff"/>
      <style:text-properties style:font-name="Times New Roman" fo:font-size="16pt" style:font-size-asian="16pt" style:font-size-complex="16pt"/>
    </style:style>
    <style:style style:name="P8" style:family="paragraph">
      <style:paragraph-properties fo:text-align="center"/>
      <style:text-properties style:font-name="Times New Roman"/>
    </style:style>
    <style:style style:name="P9" style:family="paragraph">
      <style:text-properties style:font-name="Times New Roman1" fo:font-size="16pt" style:font-size-asian="16pt" style:font-size-complex="16pt"/>
    </style:style>
    <style:style style:name="P10" style:family="paragraph">
      <loext:graphic-properties draw:fill="none" draw:fill-color="#ffffff"/>
      <style:text-properties style:font-name="Times New Roman1" fo:font-size="16pt" style:font-size-asian="16pt" style:font-size-complex="16pt"/>
    </style:style>
    <style:style style:name="T1" style:family="text">
      <style:text-properties style:font-name="Times New Roman" fo:font-size="18pt" style:font-size-asian="18pt" style:font-size-complex="18pt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5pt" style:font-size-asian="15pt" style:font-size-complex="15pt"/>
    </style:style>
    <style:style style:name="T5" style:family="text">
      <style:text-properties style:font-name="Times New Roman1" fo:font-size="16pt" style:font-size-asian="16pt" style:font-size-complex="16pt"/>
    </style:style>
    <style:style style:name="T6" style:family="text">
      <style:text-properties style:font-name="Times New Roman1" fo:font-size="16pt" fo:font-style="italic" style:font-size-asian="16pt" style:font-style-asian="italic" style:font-size-complex="16pt" style:font-style-complex="italic"/>
    </style:style>
    <style:style style:name="T7" style:family="text">
      <style:text-properties style:font-name="Times New Roman1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033cm" svg:height="5.715cm" svg:x="3.84cm" svg:y="1.043cm">
          <text:p text:style-name="P1"><text:span text:style-name="T1">Perencana Gestur Ekspre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763cm" svg:height="1.524cm" svg:x="4.856cm" svg:y="2.313cm">
          <text:p text:style-name="P1"><text:span text:style-name="T1">Model DT-Neural Parametrik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048cm" svg:height="1.016cm" svg:x="0.792cm" svg:y="2.694cm">
          <draw:text-box>
            <text:p text:style-name="P3"><text:span text:style-name="T1">Partitur</text:span></text:p>
          </draw:text-box>
        </draw:frame>
        <draw:line draw:style-name="gr4" draw:text-style-name="P5" draw:layer="layout" svg:x1="3.205cm" svg:y1="3.202cm" svg:x2="4.856cm" svg:y2="3.202cm">
          <text:p/>
        </draw:line>
        <draw:line draw:style-name="gr4" draw:text-style-name="P5" draw:layer="layout" svg:x1="6.888cm" svg:y1="3.837cm" svg:x2="6.888cm" svg:y2="5.234cm">
          <text:p/>
        </draw:line>
        <draw:custom-shape draw:style-name="gr5" draw:text-style-name="P1" draw:layer="layout" svg:width="8.763cm" svg:height="1.143cm" svg:x="4.856cm" svg:y="5.234cm">
          <text:p text:style-name="P1"><text:span text:style-name="T1">Konversi ke Gestur Ekspresi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7.747cm" svg:height="0.878cm" svg:x="6.734cm" svg:y="3.891cm">
          <draw:text-box>
            <text:p text:style-name="P6"><text:span text:style-name="T2">Hfreq, Hmag, StocEnv</text:span></text:p>
          </draw:text-box>
        </draw:frame>
        <draw:custom-shape draw:style-name="gr7" draw:text-style-name="P8" draw:layer="layout" svg:width="9.398cm" svg:height="1.397cm" svg:x="4.475cm" svg:y="8.304cm">
          <text:p text:style-name="P8"><text:span text:style-name="T3">Pensintesis</text:span><text:span text:style-name="T3"><text:line-break/></text:span><text:span text:style-name="T4">(misal RPM)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488cm" svg:y1="6.377cm" svg:x2="5.488cm" svg:y2="8.304cm">
          <text:p/>
        </draw:line>
        <draw:frame draw:style-name="gr8" draw:text-style-name="P10" draw:layer="layout" svg:width="9.779cm" svg:height="1.505cm" svg:x="5.426cm" svg:y="6.942cm">
          <draw:text-box>
            <text:p text:style-name="P9"><text:span text:style-name="T5">Partitur, Deviasi </text:span><text:span text:style-name="T6">Pitch</text:span><text:span text:style-name="T7">, Dinamika</text:span></text:p>
          </draw:text-box>
        </draw:frame>
        <draw:line draw:style-name="gr4" draw:text-style-name="P5" draw:layer="layout" svg:x1="13.873cm" svg:y1="9.001cm" svg:x2="15.524cm" svg:y2="9.001cm">
          <text:p/>
        </draw:line>
        <draw:frame draw:style-name="gr3" draw:text-style-name="P4" draw:layer="layout" svg:width="3.048cm" svg:height="1.016cm" svg:x="15.434cm" svg:y="8.493cm">
          <draw:text-box>
            <text:p text:style-name="P3"><text:span text:style-name="T1">Aud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923cm" fo:page-height="10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05:47:57.789265166</meta:creation-date>
    <dc:date>2019-05-16T05:59:05.659221825</dc:date>
    <meta:editing-duration>PT7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